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2024-12-16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2024-03-18 13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2022-12-08 18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2020-12-10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2016-12-1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1984" calcext:value-type="float">
            <text:p>18.92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200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200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2001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200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9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98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9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9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9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9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8072" calcext:value-type="float">
            <text:p>16.57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9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91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90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8928" calcext:value-type="float">
            <text:p>16.56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1016" calcext:value-type="float">
            <text:p>16.5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8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8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86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8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8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8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8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7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7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7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76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7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7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7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7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71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7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6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6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6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6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6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64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6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6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5904" calcext:value-type="float">
            <text:p>19.80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6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232" calcext:value-type="float">
            <text:p>18.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60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601</text:p>
          </table:table-cell>
          <table:table-cell office:value-type="string" calcext:value-type="string">
            <text:p>1958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